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1">
      <style:text-properties style:font-name="Liberation Sans" officeooo:rsid="001fa7ae" officeooo:paragraph-rsid="001fa7ae"/>
    </style:style>
    <style:style style:name="P2" style:family="paragraph" style:parent-style-name="Text_20_body">
      <style:text-properties style:font-name="Liberation Sans" officeooo:rsid="001fa7ae" officeooo:paragraph-rsid="001fa7ae"/>
    </style:style>
    <style:style style:name="P3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style:font-name="Liberation Sans" officeooo:rsid="001fa7ae" officeooo:paragraph-rsid="00222e57"/>
    </style:style>
    <style:style style:name="P4" style:family="paragraph" style:parent-style-name="Text_20_body">
      <style:text-properties style:font-name="Liberation Sans" officeooo:rsid="0020350c" officeooo:paragraph-rsid="00222e57"/>
    </style:style>
    <style:style style:name="P5" style:family="paragraph" style:parent-style-name="Text_20_body">
      <style:text-properties style:font-name="Liberation Sans"/>
    </style:style>
    <style:style style:name="P6" style:family="paragraph" style:parent-style-name="Text_20_body">
      <style:text-properties officeooo:paragraph-rsid="0023f372"/>
    </style:style>
    <style:style style:name="P7" style:family="paragraph" style:parent-style-name="Heading_20_2">
      <style:text-properties style:font-name="Liberation Sans"/>
    </style:style>
    <style:style style:name="P8" style:family="paragraph" style:parent-style-name="Text_20_body">
      <style:text-properties style:font-name="Liberation Sans" officeooo:rsid="0026fc19" officeooo:paragraph-rsid="0026fc19"/>
    </style:style>
    <style:style style:name="P9" style:family="paragraph" style:parent-style-name="Heading_20_3">
      <style:text-properties style:font-name="Liberation Sans" fo:font-style="italic" officeooo:rsid="0026fc19" officeooo:paragraph-rsid="0026fc19" style:font-style-asian="italic" style:font-style-complex="italic"/>
    </style:style>
    <style:style style:name="P10" style:family="paragraph" style:parent-style-name="Heading_20_3">
      <style:text-properties style:font-name="Liberation Sans" fo:font-style="italic" style:font-style-asian="italic" style:font-style-complex="italic"/>
    </style:style>
    <style:style style:name="P11" style:family="paragraph" style:parent-style-name="Text_20_body">
      <style:text-properties style:font-name="Liberation Sans" fo:font-style="italic" style:font-style-asian="italic" style:font-style-complex="italic"/>
    </style:style>
    <style:style style:name="T1" style:family="text">
      <style:text-properties officeooo:rsid="0020350c"/>
    </style:style>
    <style:style style:name="T2" style:family="text">
      <style:text-properties officeooo:rsid="00245886"/>
    </style:style>
    <style:style style:name="T3" style:family="text">
      <style:text-properties style:font-name="Liberation Sans" officeooo:rsid="0023f372"/>
    </style:style>
    <style:style style:name="T4" style:family="text">
      <style:text-properties style:font-name="Liberation Sans" officeooo:rsid="0025e6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reating realtime dashboards in libreoffice calc</text:h>
      <text:p text:style-name="P2"/>
      <text:p text:style-name="P3">The libreoffice suite is capable of great many things. The libreoffice <text:span text:style-name="T1">SDK lets programmers extend the features of the suite and do even more with it. <text:line-break/><text:line-break/>In this article I’ll show you how I setup a simple flask web application to serve data and how the spreadsheet updates the graph in real-time (well kinda..)</text:span></text:p>
      <text:p text:style-name="P4">I really haven’t looked up the V<text:span text:style-name="T2">B</text:span>script documentation for similar functionality. But I’m pretty sure almost all of the information covered is transferable to MS Excel. </text:p>
      <text:p text:style-name="P5"/>
      <text:p text:style-name="P6"><text:span text:style-name="T3">The libreoffice SDK’s </text:span><text:a xlink:type="simple" xlink:href="https://api.libreoffice.org/docs/idl/ref/namespacecom_1_1sun_1_1star.html" text:style-name="Internet_20_link" text:visited-style-name="Visited_20_Internet_20_Link"><text:span text:style-name="T3">star module</text:span></text:a><text:span text:style-name="T3"> should provide all the features you’ll need </text:span><text:span text:style-name="T4">for this project.</text:span></text:p>
      <text:h text:style-name="P7" text:outline-level="2">Writing the server</text:h>
      <text:p text:style-name="P8">So the flask app will do nothing more record the user’s mouse movements on a canvas and serve it to the spreadsheet.</text:p>
      <text:h text:style-name="P9" text:outline-level="3">Webpage</text:h>
      <text:h text:style-name="P10" text:outline-level="3">Server program</text:h>
      <text:p text:style-name="P8"/>
      <text:h text:style-name="P7" text:outline-level="2">Building the dashboard</text:h>
      <text:h text:style-name="P10" text:outline-level="3">The Graph</text:h>
      <text:h text:style-name="P10" text:outline-level="3">The Code</text:h>
      <text:h text:style-name="P10" text:outline-level="3">Start/Stop listening</text:h>
      <text:p text:style-name="P11"/>
      <text:h text:style-name="P7" text:outline-level="2">Bringing everything together..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9T22:32:40.181970221</meta:creation-date>
    <dc:date>2025-07-15T23:23:01.321774264</dc:date>
    <meta:editing-duration>PT1H29M55S</meta:editing-duration>
    <meta:editing-cycles>15</meta:editing-cycles>
    <meta:generator>LibreOffice/25.2.0.3$Linux_X86_64 LibreOffice_project/e1cf4a87eb02d755bce1a01209907ea5ddc8f069</meta:generator>
    <meta:document-statistic meta:table-count="0" meta:image-count="0" meta:object-count="0" meta:page-count="1" meta:paragraph-count="13" meta:word-count="141" meta:character-count="864" meta:non-whitespace-character-count="733"/>
  </office:meta>
</office:document-meta>
</file>